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5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6" style:family="table-cell" style:parent-style-name="Default"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7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9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2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7" table:number-columns-repeated="1001" table:default-cell-style-name="ce7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5" table:number-rows-spanned="1">
            <text:p>Mateiral Purchase Value - Month wise</text:p>
          </table:table-cell>
          <table:covered-table-cell table:number-columns-repeated="13" table:style-name="ce8"/>
          <table:covered-table-cell/>
          <table:table-cell table:number-columns-repeated="1008"/>
        </table:table-row>
        <table:table-row table:style-name="ro4">
          <table:table-cell table:style-name="ce2"/>
          <table:table-cell table:style-name="ce8" table:number-columns-repeated="13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2"/>
          <table:table-cell table:style-name="ce8" table:number-columns-repeated="3"/>
          <table:table-cell table:style-name="ce15" office:value-type="string">
            <text:p>Year:</text:p>
          </table:table-cell>
          <table:table-cell table:style-name="ce18" office:value-type="string">
            <text:p><text:a xlink:href="python://get_year()" xlink:type="simple">year</text:a></text:p>
          </table:table-cell>
          <table:table-cell table:style-name="ce8" table:number-columns-repeated="6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12"/>
          <table:table-cell table:style-name="ce13"/>
          <table:table-cell table:style-name="ce13" office:value-type="string">
            <text:p>Material Category:</text:p>
          </table:table-cell>
          <table:table-cell table:style-name="ce18" office:value-type="string">
            <text:p><text:a xlink:href="python://get_category()" xlink:type="simple">category</text:a></text:p>
          </table:table-cell>
          <table:table-cell table:style-name="ce8" table:number-columns-repeated="5"/>
          <table:table-cell table:style-name="ce20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12"/>
          <table:table-cell table:style-name="Default"/>
          <table:table-cell table:style-name="ce16" office:value-type="string">
            <text:p>Material:</text:p>
          </table:table-cell>
          <table:table-cell table:style-name="ce18" office:value-type="string">
            <text:p><text:a xlink:href="python://get_material()" xlink:type="simple">material</text:a></text:p>
          </table:table-cell>
          <table:table-cell table:style-name="ce8" table:number-columns-repeated="5"/>
          <table:table-cell table:style-name="ce20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8" table:number-columns-repeated="2"/>
          <table:table-cell table:style-name="ce17" office:value-type="string">
            <text:p>Average Value:</text:p>
          </table:table-cell>
          <table:table-cell table:style-name="ce18" office:value-type="string">
            <text:p><text:a xlink:href="python://get_average()" xlink:type="simple">average</text:a></text:p>
          </table:table-cell>
          <table:table-cell table:style-name="ce8" table:number-columns-repeated="6"/>
          <table:table-cell table:number-columns-repeated="1009"/>
        </table:table-row>
        <table:table-row table:style-name="ro4">
          <table:table-cell table:style-name="ce3" table:number-columns-spanned="14" table:number-rows-spanned="1"/>
          <table:covered-table-cell table:number-columns-repeated="13" table:style-name="ce8"/>
          <table:table-cell table:number-columns-repeated="1009"/>
        </table:table-row>
        <table:table-row table:style-name="ro5">
          <table:table-cell table:style-name="ce4" office:value-type="string">
            <text:p>Material Name</text:p>
          </table:table-cell>
          <table:table-cell table:style-name="ce4" office:value-type="string">
            <text:p>Material Code</text:p>
          </table:table-cell>
          <table:table-cell table:style-name="ce4" office:value-type="string">
            <text:p>Apr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</text:p>
          </table:table-cell>
          <table:table-cell table:style-name="ce4" office:value-type="string">
            <text:p>Jul</text:p>
          </table:table-cell>
          <table:table-cell table:style-name="ce4" office:value-type="string">
            <text:p>Aug</text:p>
          </table:table-cell>
          <table:table-cell table:style-name="ce19" office:value-type="string">
            <text:p>Sep</text:p>
          </table:table-cell>
          <table:table-cell table:style-name="ce4" office:value-type="string">
            <text:p>Oct</text:p>
          </table:table-cell>
          <table:table-cell table:style-name="ce4" office:value-type="string">
            <text:p>Nov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Jan</text:p>
          </table:table-cell>
          <table:table-cell table:style-name="ce4" office:value-type="string">
            <text:p>Feb</text:p>
          </table:table-cell>
          <table:table-cell table:style-name="ce19" office:value-type="string">
            <text:p>Mar</text:p>
          </table:table-cell>
          <table:table-cell table:style-name="ce4" office:value-type="string">
            <text:p>Avg Value</text:p>
          </table:table-cell>
          <table:table-cell table:style-name="ce22" table:number-columns-repeated="2"/>
          <table:table-cell table:style-name="ce24" table:number-columns-repeated="1001"/>
          <table:table-cell table:style-name="ce7" table:number-columns-repeated="5"/>
        </table:table-row>
        <table:table-row table:style-name="ro5">
          <table:table-cell table:style-name="ce5" office:value-type="string" table:number-columns-spanned="15" table:number-rows-spanned="1">
            <text:p><text:a xlink:href="python://for%20each=%22line%20in%20get_line()%22" xlink:type="simple">for</text:a></text:p>
          </table:table-cell>
          <table:covered-table-cell table:number-columns-repeated="6" table:style-name="ce9"/>
          <table:covered-table-cell table:style-name="ce11"/>
          <table:covered-table-cell table:number-columns-repeated="2" table:style-name="ce9"/>
          <table:covered-table-cell table:number-columns-repeated="2" table:style-name="ce11"/>
          <table:covered-table-cell table:number-columns-repeated="2" table:style-name="ce9"/>
          <table:covered-table-cell table:style-name="ce21"/>
          <table:table-cell table:number-columns-repeated="1008"/>
        </table:table-row>
        <table:table-row table:style-name="ro5">
          <table:table-cell table:style-name="ce6" office:value-type="string">
            <text:p><text:a xlink:href="python://line['product_name']" xlink:type="simple">name</text:a></text:p>
          </table:table-cell>
          <table:table-cell table:style-name="ce6" office:value-type="string">
            <text:p><text:a xlink:href="python://line['product_code']" xlink:type="simple">code</text:a></text:p>
          </table:table-cell>
          <table:table-cell table:style-name="ce10" office:value-type="string">
            <text:p><text:a xlink:href="python://line['m_4']" xlink:type="simple">4</text:a></text:p>
          </table:table-cell>
          <table:table-cell table:style-name="ce10" office:value-type="string">
            <text:p><text:a xlink:href="python://line['m_5']" xlink:type="simple">5</text:a></text:p>
          </table:table-cell>
          <table:table-cell table:style-name="ce10" office:value-type="string">
            <text:p><text:a xlink:href="python://line['m_6']" xlink:type="simple">6</text:a></text:p>
          </table:table-cell>
          <table:table-cell table:style-name="ce10" office:value-type="string">
            <text:p><text:a xlink:href="python://line['m_7']" xlink:type="simple">7</text:a></text:p>
          </table:table-cell>
          <table:table-cell table:style-name="ce10" office:value-type="string">
            <text:p><text:a xlink:href="python://line['m_8']" xlink:type="simple">8</text:a></text:p>
          </table:table-cell>
          <table:table-cell table:style-name="ce10" office:value-type="string">
            <text:p><text:a xlink:href="python://line['m_9']" xlink:type="simple">9</text:a></text:p>
          </table:table-cell>
          <table:table-cell table:style-name="ce10" office:value-type="string">
            <text:p><text:a xlink:href="python://line['m_10']" xlink:type="simple">10</text:a></text:p>
          </table:table-cell>
          <table:table-cell table:style-name="ce10" office:value-type="string">
            <text:p><text:a xlink:href="python://line['m_11']" xlink:type="simple">11</text:a></text:p>
          </table:table-cell>
          <table:table-cell table:style-name="ce10" office:value-type="string">
            <text:p><text:a xlink:href="python://line['m_12']" xlink:type="simple">12</text:a></text:p>
          </table:table-cell>
          <table:table-cell table:style-name="ce10" office:value-type="string">
            <text:p><text:a xlink:href="python://line['m_1']" xlink:type="simple">1</text:a></text:p>
          </table:table-cell>
          <table:table-cell table:style-name="ce10" office:value-type="string">
            <text:p><text:a xlink:href="python://line['m_2']" xlink:type="simple">2</text:a></text:p>
          </table:table-cell>
          <table:table-cell table:style-name="ce10" office:value-type="string">
            <text:p><text:a xlink:href="python://line['m_3']" xlink:type="simple">3</text:a></text:p>
          </table:table-cell>
          <table:table-cell table:style-name="ce10" office:value-type="string">
            <text:p><text:a xlink:href="python://line['avg']" xlink:type="simple">avg</text:a></text:p>
          </table:table-cell>
          <table:table-cell table:style-name="ce23" table:number-columns-repeated="2"/>
          <table:table-cell table:number-columns-repeated="1006"/>
        </table:table-row>
        <table:table-row table:style-name="ro5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6"/>
          <table:covered-table-cell table:style-name="ce11"/>
          <table:covered-table-cell table:number-columns-repeated="2" table:style-name="ce6"/>
          <table:covered-table-cell table:number-columns-repeated="10" table:style-name="ce14"/>
          <table:table-cell table:style-name="ce23" table:number-columns-repeated="2"/>
          <table:table-cell table:number-columns-repeated="1006"/>
        </table:table-row>
        <table:table-row table:style-name="ro5" table:number-rows-repeated="8">
          <table:table-cell table:number-columns-repeated="1023"/>
        </table:table-row>
        <table:table-row table:style-name="ro5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5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G3:Sheet1.H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5T10:02:59</dc:date>
    <dc:creator>tien </dc:creator>
    <meta:editing-duration>PT3H42M38S</meta:editing-duration>
    <meta:editing-cycles>127</meta:editing-cycles>
    <meta:document-statistic meta:table-count="3" meta:cell-count="41" meta:object-count="0"/>
  </office:meta>
</office:document-meta>
</file>